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 style:master-page-name="">
      <style:table-properties style:width="20.003cm" style:page-number="auto" table:align="margins" style:shadow="none" style:may-break-between-rows="true" table:border-model="collapsing"/>
    </style:style>
    <style:style style:name="Table1.A" style:family="table-column">
      <style:table-column-properties style:column-width="2.408cm" style:rel-column-width="1365*"/>
    </style:style>
    <style:style style:name="Table1.B" style:family="table-column">
      <style:table-column-properties style:column-width="17.595cm" style:rel-column-width="9975*"/>
    </style:style>
    <style:style style:name="Table1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22374d" officeooo:paragraph-rsid="0022374d"/>
    </style:style>
    <style:style style:name="P2" style:family="paragraph" style:parent-style-name="Standard">
      <style:text-properties officeooo:rsid="00266841" officeooo:paragraph-rsid="00266841"/>
    </style:style>
    <style:style style:name="P3" style:family="paragraph" style:parent-style-name="Standard">
      <style:text-properties officeooo:rsid="00266841" officeooo:paragraph-rsid="0027dfd0"/>
    </style:style>
    <style:style style:name="P4" style:family="paragraph" style:parent-style-name="Header">
      <style:text-properties fo:font-size="9pt" officeooo:paragraph-rsid="00da96db"/>
    </style:style>
    <style:style style:name="P5" style:family="paragraph" style:parent-style-name="Header">
      <style:paragraph-properties fo:text-align="end" style:justify-single-word="false"/>
      <style:text-properties fo:font-size="9pt" officeooo:paragraph-rsid="00da96db"/>
    </style:style>
    <style:style style:name="P6" style:family="paragraph" style:parent-style-name="Heading_20_1">
      <style:text-properties style:font-name="Liberation Sans" fo:font-size="18.2000007629395pt" fo:font-weight="bold" officeooo:rsid="00deb60c" officeooo:paragraph-rsid="00deb60c" style:font-name-asian="Microsoft YaHei" style:font-size-asian="18.2000007629395pt" style:font-weight-asian="bold" style:font-name-complex="Arial" style:font-size-complex="18.2000007629395pt" style:font-weight-complex="bold"/>
    </style:style>
    <style:style style:name="P7" style:family="paragraph" style:parent-style-name="Heading_20_3">
      <style:paragraph-properties fo:break-before="page"/>
    </style:style>
    <style:style style:name="P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2pt" officeooo:rsid="00b7c169" officeooo:paragraph-rsid="00b7c169" style:font-size-asian="12pt" style:font-size-complex="12pt"/>
    </style:style>
    <style:style style:name="P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2pt" officeooo:paragraph-rsid="00a37a6b" style:font-size-asian="12pt" style:font-size-complex="12pt"/>
    </style:style>
    <style:style style:name="P10" style:family="paragraph" style:parent-style-name="Preformatted_20_Text">
      <style:text-properties officeooo:paragraph-rsid="00acafdf"/>
    </style:style>
    <style:style style:name="P11" style:family="paragraph" style:parent-style-name="Preformatted_20_Text">
      <style:text-properties fo:font-size="12pt" style:font-size-asian="12pt" style:font-size-complex="12pt"/>
    </style:style>
    <style:style style:name="P12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5dfdee" style:font-size-asian="12pt" style:font-size-complex="12pt"/>
    </style:style>
    <style:style style:name="P13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6be951" style:font-size-asian="12pt" style:font-size-complex="12pt"/>
    </style:style>
    <style:style style:name="P14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rsid="0022374d" officeooo:paragraph-rsid="005de75f" style:font-size-asian="12pt" style:font-size-complex="12pt"/>
    </style:style>
    <style:style style:name="P15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a8c7f1" style:font-size-asian="12pt" style:font-size-complex="12pt"/>
    </style:style>
    <style:style style:name="P16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903ff0" style:font-size-asian="12pt" style:font-size-complex="12pt"/>
    </style:style>
    <style:style style:name="P17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88b2d7" style:font-size-asian="12pt" style:font-size-complex="12pt"/>
    </style:style>
    <style:style style:name="P18" style:family="paragraph" style:parent-style-name="Preformatted_20_Text">
      <style:text-properties fo:font-size="12pt" officeooo:paragraph-rsid="0089c728" style:font-size-asian="12pt" style:font-size-complex="12pt"/>
    </style:style>
    <style:style style:name="P19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863eea" style:font-size-asian="12pt" style:font-size-complex="12pt"/>
    </style:style>
    <style:style style:name="P20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582c69" style:font-size-asian="12pt" style:font-size-complex="12pt"/>
    </style:style>
    <style:style style:name="P21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rsid="00b119c1" officeooo:paragraph-rsid="00b119c1" style:font-size-asian="12pt" style:font-size-complex="12pt"/>
    </style:style>
    <style:style style:name="P22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5a0d54" style:font-size-asian="12pt" style:font-size-complex="12pt"/>
    </style:style>
    <style:style style:name="P23" style:family="paragraph" style:parent-style-name="Preformatted_20_Text">
      <style:text-properties fo:font-size="12pt" officeooo:rsid="00b7c169" officeooo:paragraph-rsid="00b7c169" style:font-size-asian="12pt" style:font-size-complex="12pt"/>
    </style:style>
    <style:style style:name="P24" style:family="paragraph" style:parent-style-name="Preformatted_20_Text">
      <style:text-properties fo:font-size="12pt" officeooo:paragraph-rsid="00b55f78" style:font-size-asian="12pt" style:font-size-complex="12pt"/>
    </style:style>
    <style:style style:name="P25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8e396a" style:font-size-asian="12pt" style:font-size-complex="12pt"/>
    </style:style>
    <style:style style:name="P26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a4ef10" style:font-size-asian="12pt" style:font-size-complex="12pt"/>
    </style:style>
    <style:style style:name="P27" style:family="paragraph" style:parent-style-name="Preformatted_20_Text">
      <style:text-properties fo:font-size="12pt" officeooo:paragraph-rsid="00c5c89f" style:font-size-asian="12pt" style:font-size-complex="12pt"/>
    </style:style>
    <style:style style:name="P28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c5c89f" style:font-size-asian="12pt" style:font-size-complex="12pt"/>
    </style:style>
    <style:style style:name="P29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cc2deb" style:font-size-asian="12pt" style:font-size-complex="12pt"/>
    </style:style>
    <style:style style:name="P30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cd515b" style:font-size-asian="12pt" style:font-size-complex="12pt"/>
    </style:style>
    <style:style style:name="P31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c39284"/>
    </style:style>
    <style:style style:name="P32" style:family="paragraph" style:parent-style-name="Preformatted_20_Text">
      <style:text-properties officeooo:paragraph-rsid="00c5109a"/>
    </style:style>
    <style:style style:name="P33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c5377d"/>
    </style:style>
    <style:style style:name="P34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c98ae6"/>
    </style:style>
    <style:style style:name="P35" style:family="paragraph" style:parent-style-name="Standard">
      <style:text-properties officeooo:rsid="00941058" officeooo:paragraph-rsid="009fbbc1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cf365" officeooo:paragraph-rsid="009cf3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127622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9cf365" officeooo:paragraph-rsid="009cf3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97977d" officeooo:paragraph-rsid="009797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ext_20_body">
      <style:text-properties officeooo:rsid="00a10044" officeooo:paragraph-rsid="00a10044"/>
    </style:style>
    <style:style style:name="P42" style:family="paragraph" style:parent-style-name="Text_20_body">
      <style:text-properties officeooo:rsid="00a109f9" officeooo:paragraph-rsid="00a109f9"/>
    </style:style>
    <style:style style:name="P43" style:family="paragraph" style:parent-style-name="Text_20_body" style:list-style-name="L1">
      <style:text-properties officeooo:paragraph-rsid="00a10044"/>
    </style:style>
    <style:style style:name="P44" style:family="paragraph" style:parent-style-name="Text_20_body" style:list-style-name="L1">
      <style:text-properties officeooo:paragraph-rsid="00bb3877"/>
    </style:style>
    <style:style style:name="T1" style:family="text">
      <style:text-properties officeooo:rsid="001fe877"/>
    </style:style>
    <style:style style:name="T2" style:family="text">
      <style:text-properties officeooo:rsid="0022374d"/>
    </style:style>
    <style:style style:name="T3" style:family="text">
      <style:text-properties officeooo:rsid="0027dfd0"/>
    </style:style>
    <style:style style:name="T4" style:family="text">
      <style:text-properties fo:color="#800000" fo:font-weight="bold"/>
    </style:style>
    <style:style style:name="T5" style:family="text">
      <style:text-properties fo:color="#800000" fo:font-weight="bold" officeooo:rsid="003d8250"/>
    </style:style>
    <style:style style:name="T6" style:family="text">
      <style:text-properties fo:color="#800000" fo:font-weight="bold" officeooo:rsid="004c9731"/>
    </style:style>
    <style:style style:name="T7" style:family="text">
      <style:text-properties fo:color="#800000" fo:font-weight="bold" officeooo:rsid="008e396a"/>
    </style:style>
    <style:style style:name="T8" style:family="text">
      <style:text-properties fo:color="#800000" style:font-name="Liberation Mono" fo:font-weight="bold" officeooo:rsid="00582c69" style:font-name-asian="NSimSun1" style:font-name-complex="Liberation Mono"/>
    </style:style>
    <style:style style:name="T9" style:family="text">
      <style:text-properties fo:color="#800000" style:font-name="Liberation Mono" fo:font-weight="bold" officeooo:rsid="005de75f" style:font-name-asian="NSimSun1" style:font-name-complex="Liberation Mono"/>
    </style:style>
    <style:style style:name="T10" style:family="text">
      <style:text-properties fo:color="#800000" style:font-name="Liberation Mono" fo:font-weight="bold" officeooo:rsid="005dfdee" style:font-name-asian="NSimSun1" style:font-name-complex="Liberation Mono"/>
    </style:style>
    <style:style style:name="T11" style:family="text">
      <style:text-properties fo:color="#800000" style:font-name="Liberation Mono" fo:font-weight="bold" officeooo:rsid="00863eea" style:font-name-asian="NSimSun1" style:font-name-complex="Liberation Mono"/>
    </style:style>
    <style:style style:name="T12" style:family="text">
      <style:text-properties fo:color="#800000" style:font-name="Liberation Mono" fo:font-weight="bold" officeooo:rsid="0089c728" style:font-name-asian="NSimSun1" style:font-name-complex="Liberation Mono"/>
    </style:style>
    <style:style style:name="T13" style:family="text">
      <style:text-properties fo:color="#800000" style:font-name="Liberation Mono" fo:font-weight="bold" officeooo:rsid="0075f7be" style:font-name-asian="NSimSun1" style:font-name-complex="Liberation Mono"/>
    </style:style>
    <style:style style:name="T14" style:family="text">
      <style:text-properties fo:color="#800000" style:font-name="Liberation Mono" fo:font-weight="bold" officeooo:rsid="00582c69" style:font-name-asian="NSimSun1" style:font-weight-asian="normal" style:font-name-complex="Liberation Mono" style:font-weight-complex="normal"/>
    </style:style>
    <style:style style:name="T15" style:family="text">
      <style:text-properties fo:color="#800000" style:font-name="Liberation Mono" fo:font-weight="bold" officeooo:rsid="00a4ef10" style:font-name-asian="NSimSun1" style:font-weight-asian="normal" style:font-name-complex="Liberation Mono" style:font-weight-complex="normal"/>
    </style:style>
    <style:style style:name="T16" style:family="text">
      <style:text-properties fo:color="#800000" style:font-name="Liberation Mono" fo:font-size="12pt" fo:font-weight="bold" officeooo:rsid="00582c69" style:font-name-asian="NSimSun1" style:font-size-asian="12pt" style:font-name-complex="Liberation Mono" style:font-size-complex="12pt"/>
    </style:style>
    <style:style style:name="T17" style:family="text">
      <style:text-properties fo:color="#800000" style:font-name="Liberation Mono" fo:font-size="12pt" fo:font-weight="bold" officeooo:rsid="00af029e" style:font-name-asian="NSimSun1" style:font-size-asian="12pt" style:font-name-complex="Liberation Mono" style:font-size-complex="12pt"/>
    </style:style>
    <style:style style:name="T18" style:family="text">
      <style:text-properties fo:color="#800000" style:font-name="Liberation Mono" fo:font-size="12pt" fo:font-weight="bold" officeooo:rsid="00582c69" style:font-name-asian="NSimSun1" style:font-size-asian="12pt" style:font-weight-asian="normal" style:font-name-complex="Liberation Mono" style:font-size-complex="12pt" style:font-weight-complex="normal"/>
    </style:style>
    <style:style style:name="T19" style:family="text">
      <style:text-properties fo:color="#808030"/>
    </style:style>
    <style:style style:name="T20" style:family="text">
      <style:text-properties fo:color="#808030" style:text-position="sub 58%"/>
    </style:style>
    <style:style style:name="T21" style:family="text">
      <style:text-properties fo:color="#808030" style:text-position="sub 58%" officeooo:rsid="0062bd3e"/>
    </style:style>
    <style:style style:name="T22" style:family="text">
      <style:text-properties fo:color="#808030" officeooo:rsid="0031777f"/>
    </style:style>
    <style:style style:name="T23" style:family="text">
      <style:text-properties fo:color="#808030" officeooo:rsid="005de75f"/>
    </style:style>
    <style:style style:name="T24" style:family="text">
      <style:text-properties fo:color="#808030" style:font-name="Liberation Mono" fo:font-weight="normal" officeooo:rsid="005ca616" style:font-name-asian="NSimSun1" style:font-weight-asian="normal" style:font-name-complex="Liberation Mono" style:font-weight-complex="normal"/>
    </style:style>
    <style:style style:name="T25" style:family="text">
      <style:text-properties fo:color="#808030" style:font-name="Liberation Mono" officeooo:rsid="005ca616" style:font-name-asian="NSimSun1" style:font-name-complex="Liberation Mono"/>
    </style:style>
    <style:style style:name="T26" style:family="text">
      <style:text-properties fo:color="#808030" style:font-name="Liberation Mono" officeooo:rsid="00814651" style:font-name-asian="NSimSun1" style:font-name-complex="Liberation Mono"/>
    </style:style>
    <style:style style:name="T27" style:family="text">
      <style:text-properties fo:color="#808030" style:font-name="Liberation Mono" officeooo:rsid="008846d6" style:font-name-asian="NSimSun1" style:font-name-complex="Liberation Mono"/>
    </style:style>
    <style:style style:name="T28" style:family="text">
      <style:text-properties fo:color="#808030" style:font-name="Liberation Mono" officeooo:rsid="00afd144" style:font-name-asian="NSimSun1" style:font-name-complex="Liberation Mono"/>
    </style:style>
    <style:style style:name="T29" style:family="text">
      <style:text-properties fo:color="#808030" style:font-name="Liberation Mono" fo:font-size="12pt" officeooo:rsid="00814651" style:font-name-asian="NSimSun1" style:font-size-asian="12pt" style:font-name-complex="Liberation Mono" style:font-size-complex="12pt"/>
    </style:style>
    <style:style style:name="T30" style:family="text">
      <style:text-properties fo:color="#808030" style:font-name="Liberation Mono" fo:font-size="12pt" officeooo:rsid="00afd144" style:font-name-asian="NSimSun1" style:font-size-asian="12pt" style:font-name-complex="Liberation Mono" style:font-size-complex="12pt"/>
    </style:style>
    <style:style style:name="T31" style:family="text">
      <style:text-properties fo:color="#808030" style:font-name="Liberation Mono" fo:font-size="12pt" officeooo:rsid="00b43072" style:font-name-asian="NSimSun1" style:font-size-asian="12pt" style:font-name-complex="Liberation Mono" style:font-size-complex="12pt"/>
    </style:style>
    <style:style style:name="T32" style:family="text">
      <style:text-properties fo:color="#808030" style:font-name="Liberation Mono" fo:font-size="12pt" officeooo:rsid="005ca616" style:font-name-asian="NSimSun1" style:font-size-asian="12pt" style:font-name-complex="Liberation Mono" style:font-size-complex="12pt"/>
    </style:style>
    <style:style style:name="T33" style:family="text">
      <style:text-properties fo:color="#808030" style:font-name="Liberation Mono" fo:font-size="12pt" officeooo:rsid="00a75397" style:font-name-asian="NSimSun1" style:font-size-asian="12pt" style:font-name-complex="Liberation Mono" style:font-size-complex="12pt"/>
    </style:style>
    <style:style style:name="T34" style:family="text">
      <style:text-properties fo:color="#808030" officeooo:rsid="0062bd3e"/>
    </style:style>
    <style:style style:name="T35" style:family="text">
      <style:text-properties fo:color="#808030" officeooo:rsid="005ca616"/>
    </style:style>
    <style:style style:name="T36" style:family="text">
      <style:text-properties fo:color="#808030" officeooo:rsid="007239ef"/>
    </style:style>
    <style:style style:name="T37" style:family="text">
      <style:text-properties fo:color="#808030" officeooo:rsid="007673c8"/>
    </style:style>
    <style:style style:name="T38" style:family="text">
      <style:text-properties fo:color="#808030" officeooo:rsid="008050e4"/>
    </style:style>
    <style:style style:name="T39" style:family="text">
      <style:text-properties fo:color="#808030" officeooo:rsid="00814651"/>
    </style:style>
    <style:style style:name="T40" style:family="text">
      <style:text-properties fo:color="#808030" officeooo:rsid="008233ef"/>
    </style:style>
    <style:style style:name="T41" style:family="text">
      <style:text-properties fo:color="#808030" officeooo:rsid="00831712"/>
    </style:style>
    <style:style style:name="T42" style:family="text">
      <style:text-properties fo:color="#808030" fo:font-weight="normal" officeooo:rsid="008e396a" style:font-weight-asian="normal" style:font-weight-complex="normal"/>
    </style:style>
    <style:style style:name="T43" style:family="text">
      <style:text-properties fo:color="#808030" fo:font-weight="normal" officeooo:rsid="00494c96" style:font-weight-asian="normal" style:font-weight-complex="normal"/>
    </style:style>
    <style:style style:name="T44" style:family="text">
      <style:text-properties fo:color="#808030" fo:font-weight="normal" officeooo:rsid="00cd515b" style:font-weight-asian="normal" style:font-weight-complex="normal"/>
    </style:style>
    <style:style style:name="T45" style:family="text">
      <style:text-properties fo:color="#808030" officeooo:rsid="00a4ef10"/>
    </style:style>
    <style:style style:name="T46" style:family="text">
      <style:text-properties fo:color="#808030" style:text-position="0% 100%" fo:font-weight="normal" officeooo:rsid="008e396a" style:font-weight-asian="normal" style:font-weight-complex="normal"/>
    </style:style>
    <style:style style:name="T47" style:family="text">
      <style:text-properties fo:color="#808030" officeooo:rsid="00a75397"/>
    </style:style>
    <style:style style:name="T48" style:family="text">
      <style:text-properties fo:color="#808030" fo:font-size="12pt" style:font-size-asian="12pt" style:font-size-complex="12pt"/>
    </style:style>
    <style:style style:name="T49" style:family="text">
      <style:text-properties fo:color="#808030" fo:font-size="12pt" officeooo:rsid="0031777f" style:font-size-asian="12pt" style:font-size-complex="12pt"/>
    </style:style>
    <style:style style:name="T50" style:family="text">
      <style:text-properties fo:color="#808030" fo:font-size="12pt" officeooo:rsid="00a75397" style:font-size-asian="12pt" style:font-size-complex="12pt"/>
    </style:style>
    <style:style style:name="T51" style:family="text">
      <style:text-properties fo:color="#808030" fo:font-size="12pt" fo:font-weight="normal" officeooo:rsid="0031777f" style:font-size-asian="12pt" style:font-weight-asian="normal" style:font-size-complex="12pt" style:font-weight-complex="normal"/>
    </style:style>
    <style:style style:name="T52" style:family="text">
      <style:text-properties fo:color="#808030" fo:font-size="12pt" fo:font-weight="normal" officeooo:rsid="0074befd" style:font-size-asian="12pt" style:font-weight-asian="normal" style:font-size-complex="12pt" style:font-weight-complex="normal"/>
    </style:style>
    <style:style style:name="T53" style:family="text">
      <style:text-properties fo:color="#808030" fo:font-size="12pt" fo:font-weight="normal" officeooo:rsid="00494c96" style:font-size-asian="12pt" style:font-weight-asian="normal" style:font-size-complex="12pt" style:font-weight-complex="normal"/>
    </style:style>
    <style:style style:name="T54" style:family="text">
      <style:text-properties fo:color="#808030" fo:font-size="12pt" fo:font-weight="normal" officeooo:rsid="008e396a" style:font-size-asian="12pt" style:font-weight-asian="normal" style:font-size-complex="12pt" style:font-weight-complex="normal"/>
    </style:style>
    <style:style style:name="T55" style:family="text">
      <style:text-properties fo:color="#808030" fo:font-size="12pt" fo:font-weight="normal" officeooo:rsid="00c98ae6" style:font-size-asian="12pt" style:font-weight-asian="normal" style:font-size-complex="12pt" style:font-weight-complex="normal"/>
    </style:style>
    <style:style style:name="T56" style:family="text">
      <style:text-properties fo:color="#808030" officeooo:rsid="00cc2deb"/>
    </style:style>
    <style:style style:name="T57" style:family="text">
      <style:text-properties fo:color="#008c00"/>
    </style:style>
    <style:style style:name="T58" style:family="text">
      <style:text-properties fo:color="#008c00" style:text-position="sub 58%"/>
    </style:style>
    <style:style style:name="T59" style:family="text">
      <style:text-properties fo:color="#008c00" officeooo:rsid="0031bb2d"/>
    </style:style>
    <style:style style:name="T60" style:family="text">
      <style:text-properties fo:color="#008c00" officeooo:rsid="004fff4f"/>
    </style:style>
    <style:style style:name="T61" style:family="text">
      <style:text-properties fo:color="#008c00" officeooo:rsid="008c9e3e"/>
    </style:style>
    <style:style style:name="T62" style:family="text">
      <style:text-properties fo:color="#008c00" fo:font-weight="normal" officeooo:rsid="0031bb2d" style:font-weight-asian="normal" style:font-weight-complex="normal"/>
    </style:style>
    <style:style style:name="T63" style:family="text">
      <style:text-properties fo:color="#008c00" fo:font-size="12pt" fo:font-weight="normal" officeooo:rsid="0031bb2d" style:font-size-asian="12pt" style:font-weight-asian="normal" style:font-size-complex="12pt" style:font-weight-complex="normal"/>
    </style:style>
    <style:style style:name="T64" style:family="text">
      <style:text-properties fo:color="#44aadd"/>
    </style:style>
    <style:style style:name="T65" style:family="text">
      <style:text-properties fo:color="#44aadd" officeooo:rsid="0062bd3e"/>
    </style:style>
    <style:style style:name="T66" style:family="text">
      <style:text-properties fo:color="#800080"/>
    </style:style>
    <style:style style:name="T67" style:family="text">
      <style:text-properties fo:color="#800080" style:font-name="Liberation Mono" fo:font-weight="normal" officeooo:rsid="005dfdee" style:font-name-asian="NSimSun1" style:font-weight-asian="normal" style:font-name-complex="Liberation Mono" style:font-weight-complex="normal"/>
    </style:style>
    <style:style style:name="T68" style:family="text">
      <style:text-properties fo:color="#800080" style:font-name="Liberation Mono" fo:font-weight="normal" officeooo:rsid="005ca616" style:font-name-asian="NSimSun1" style:font-weight-asian="normal" style:font-name-complex="Liberation Mono" style:font-weight-complex="normal"/>
    </style:style>
    <style:style style:name="T69" style:family="text">
      <style:text-properties fo:color="#800080" style:font-name="Liberation Mono" fo:font-weight="normal" officeooo:rsid="0067f70e" style:font-name-asian="NSimSun1" style:font-weight-asian="normal" style:font-name-complex="Liberation Mono" style:font-weight-complex="normal"/>
    </style:style>
    <style:style style:name="T70" style:family="text">
      <style:text-properties fo:color="#800080" style:font-name="Liberation Mono" officeooo:rsid="008846d6" style:font-name-asian="NSimSun1" style:font-name-complex="Liberation Mono"/>
    </style:style>
    <style:style style:name="T71" style:family="text">
      <style:text-properties fo:color="#800080" style:font-name="Liberation Mono" officeooo:rsid="00acafdf" style:font-name-asian="NSimSun1" style:font-name-complex="Liberation Mono"/>
    </style:style>
    <style:style style:name="T72" style:family="text">
      <style:text-properties fo:color="#800080" style:font-name="Liberation Mono" officeooo:rsid="005ca616" style:font-name-asian="NSimSun1" style:font-name-complex="Liberation Mono"/>
    </style:style>
    <style:style style:name="T73" style:family="text">
      <style:text-properties fo:color="#800080" style:font-name="Liberation Mono" fo:font-size="12pt" officeooo:rsid="008846d6" style:font-name-asian="NSimSun1" style:font-size-asian="12pt" style:font-name-complex="Liberation Mono" style:font-size-complex="12pt"/>
    </style:style>
    <style:style style:name="T74" style:family="text">
      <style:text-properties fo:color="#800080" style:font-name="Liberation Mono" fo:font-size="12pt" officeooo:rsid="00acafdf" style:font-name-asian="NSimSun1" style:font-size-asian="12pt" style:font-name-complex="Liberation Mono" style:font-size-complex="12pt"/>
    </style:style>
    <style:style style:name="T75" style:family="text">
      <style:text-properties fo:color="#800080" style:font-name="Liberation Mono" fo:font-size="12pt" officeooo:rsid="00a75397" style:font-name-asian="NSimSun1" style:font-size-asian="12pt" style:font-name-complex="Liberation Mono" style:font-size-complex="12pt"/>
    </style:style>
    <style:style style:name="T76" style:family="text">
      <style:text-properties fo:color="#800080" officeooo:rsid="0062bd3e"/>
    </style:style>
    <style:style style:name="T77" style:family="text">
      <style:text-properties fo:color="#800080" officeooo:rsid="005ca616"/>
    </style:style>
    <style:style style:name="T78" style:family="text">
      <style:text-properties fo:color="#800080" fo:font-weight="normal" officeooo:rsid="008e396a" style:font-weight-asian="normal" style:font-weight-complex="normal"/>
    </style:style>
    <style:style style:name="T79" style:family="text">
      <style:text-properties fo:color="#800080" fo:font-size="12pt" fo:font-weight="normal" officeooo:rsid="008e396a" style:font-size-asian="12pt" style:font-weight-asian="normal" style:font-size-complex="12pt" style:font-weight-complex="normal"/>
    </style:style>
    <style:style style:name="T80" style:family="text">
      <style:text-properties fo:color="#400000"/>
    </style:style>
    <style:style style:name="T81" style:family="text">
      <style:text-properties fo:color="#400000" officeooo:rsid="0062bd3e"/>
    </style:style>
    <style:style style:name="T82" style:family="text">
      <style:text-properties fo:color="#400000" officeooo:rsid="0075f7be"/>
    </style:style>
    <style:style style:name="T83" style:family="text">
      <style:text-properties fo:color="#000000"/>
    </style:style>
    <style:style style:name="T84" style:family="text">
      <style:text-properties fo:color="#000000" style:text-position="sub 58%"/>
    </style:style>
    <style:style style:name="T85" style:family="text">
      <style:text-properties fo:color="#000000" style:text-position="sub 58%" officeooo:rsid="0062bd3e"/>
    </style:style>
    <style:style style:name="T86" style:family="text">
      <style:text-properties fo:color="#000000" officeooo:rsid="0022374d"/>
    </style:style>
    <style:style style:name="T87" style:family="text">
      <style:text-properties fo:color="#000000" style:font-name="Liberation Mono" officeooo:rsid="00863eea" style:font-name-asian="NSimSun1" style:font-name-complex="Liberation Mono"/>
    </style:style>
    <style:style style:name="T88" style:family="text">
      <style:text-properties fo:color="#000000" style:font-name="Liberation Mono" officeooo:rsid="00b7c169" style:font-name-asian="NSimSun1" style:font-name-complex="Liberation Mono"/>
    </style:style>
    <style:style style:name="T89" style:family="text">
      <style:text-properties fo:color="#000000" style:font-name="Liberation Mono" officeooo:rsid="0061a863" style:font-name-asian="NSimSun1" style:font-name-complex="Liberation Mono"/>
    </style:style>
    <style:style style:name="T90" style:family="text">
      <style:text-properties fo:color="#000000" style:font-name="Liberation Mono" officeooo:rsid="00c5c89f" style:font-name-asian="NSimSun1" style:font-name-complex="Liberation Mono"/>
    </style:style>
    <style:style style:name="T91" style:family="text">
      <style:text-properties fo:color="#000000" style:font-name="Liberation Mono" fo:font-weight="normal" officeooo:rsid="00a5e6b1" style:font-name-asian="NSimSun1" style:font-weight-asian="normal" style:font-name-complex="Liberation Mono" style:font-weight-complex="normal"/>
    </style:style>
    <style:style style:name="T92" style:family="text">
      <style:text-properties fo:color="#000000" style:font-name="Liberation Mono" fo:font-weight="normal" officeooo:rsid="00b7c169" style:font-name-asian="NSimSun1" style:font-weight-asian="normal" style:font-name-complex="Liberation Mono" style:font-weight-complex="normal"/>
    </style:style>
    <style:style style:name="T93" style:family="text">
      <style:text-properties fo:color="#000000" style:font-name="Liberation Mono" fo:font-size="12pt" officeooo:rsid="00af029e" style:font-name-asian="NSimSun1" style:font-size-asian="12pt" style:font-name-complex="Liberation Mono" style:font-size-complex="12pt"/>
    </style:style>
    <style:style style:name="T94" style:family="text">
      <style:text-properties fo:color="#000000" style:font-name="Liberation Mono" fo:font-size="12pt" officeooo:rsid="00c7bece" style:font-name-asian="NSimSun1" style:font-size-asian="12pt" style:font-name-complex="Liberation Mono" style:font-size-complex="12pt"/>
    </style:style>
    <style:style style:name="T95" style:family="text">
      <style:text-properties fo:color="#000000" style:font-name="Liberation Mono" fo:font-size="12pt" fo:font-weight="normal" officeooo:rsid="00c7bece" style:font-name-asian="NSimSun1" style:font-size-asian="12pt" style:font-weight-asian="normal" style:font-name-complex="Liberation Mono" style:font-size-complex="12pt" style:font-weight-complex="normal"/>
    </style:style>
    <style:style style:name="T96" style:family="text">
      <style:text-properties fo:color="#000000" officeooo:rsid="0062bd3e"/>
    </style:style>
    <style:style style:name="T97" style:family="text">
      <style:text-properties fo:color="#000000" officeooo:rsid="005de75f"/>
    </style:style>
    <style:style style:name="T98" style:family="text">
      <style:text-properties fo:color="#000000" fo:font-weight="normal" officeooo:rsid="008e396a" style:font-weight-asian="normal" style:font-weight-complex="normal"/>
    </style:style>
    <style:style style:name="T99" style:family="text">
      <style:text-properties fo:color="#000000" fo:font-weight="normal" officeooo:rsid="00a4ef10" style:font-weight-asian="normal" style:font-weight-complex="normal"/>
    </style:style>
    <style:style style:name="T100" style:family="text">
      <style:text-properties fo:color="#000000" fo:font-weight="normal" officeooo:rsid="008f1312" style:font-weight-asian="normal" style:font-weight-complex="normal"/>
    </style:style>
    <style:style style:name="T101" style:family="text">
      <style:text-properties fo:color="#000000" officeooo:rsid="0088b2d7"/>
    </style:style>
    <style:style style:name="T102" style:family="text">
      <style:text-properties fo:color="#000000" officeooo:rsid="009188d0"/>
    </style:style>
    <style:style style:name="T103" style:family="text">
      <style:text-properties fo:color="#000000" officeooo:rsid="00a4ef10"/>
    </style:style>
    <style:style style:name="T104" style:family="text">
      <style:text-properties fo:color="#000000" officeooo:rsid="00a8c7f1"/>
    </style:style>
    <style:style style:name="T105" style:family="text">
      <style:text-properties fo:color="#000000" officeooo:rsid="008c9e3e"/>
    </style:style>
    <style:style style:name="T106" style:family="text">
      <style:text-properties fo:color="#000000" fo:font-size="12pt" officeooo:rsid="00a75397" style:font-size-asian="12pt" style:font-size-complex="12pt"/>
    </style:style>
    <style:style style:name="T107" style:family="text">
      <style:text-properties fo:color="#000000" fo:font-size="12pt" officeooo:rsid="00c89655" style:font-size-asian="12pt" style:font-size-complex="12pt"/>
    </style:style>
    <style:style style:name="T108" style:family="text">
      <style:text-properties fo:color="#000000" fo:font-size="12pt" fo:font-weight="normal" officeooo:rsid="009188d0" style:font-size-asian="12pt" style:font-weight-asian="normal" style:font-size-complex="12pt" style:font-weight-complex="normal"/>
    </style:style>
    <style:style style:name="T109" style:family="text">
      <style:text-properties fo:color="#000000" fo:font-size="12pt" fo:font-weight="normal" officeooo:rsid="00b7c169" style:font-size-asian="12pt" style:font-weight-asian="normal" style:font-size-complex="12pt" style:font-weight-complex="normal"/>
    </style:style>
    <style:style style:name="T110" style:family="text">
      <style:text-properties fo:color="#000000" fo:font-size="12pt" fo:font-weight="normal" officeooo:rsid="0074befd" style:font-size-asian="12pt" style:font-weight-asian="normal" style:font-size-complex="12pt" style:font-weight-complex="normal"/>
    </style:style>
    <style:style style:name="T111" style:family="text">
      <style:text-properties fo:color="#000000" fo:font-size="12pt" fo:font-weight="normal" officeooo:rsid="00494c96" style:font-size-asian="12pt" style:font-weight-asian="normal" style:font-size-complex="12pt" style:font-weight-complex="normal"/>
    </style:style>
    <style:style style:name="T112" style:family="text">
      <style:text-properties fo:color="#000000" fo:font-size="12pt" fo:font-weight="normal" officeooo:rsid="008e396a" style:font-size-asian="12pt" style:font-weight-asian="normal" style:font-size-complex="12pt" style:font-weight-complex="normal"/>
    </style:style>
    <style:style style:name="T113" style:family="text">
      <style:text-properties fo:color="#000000" fo:font-size="12pt" fo:font-weight="normal" officeooo:rsid="00c98ae6" style:font-size-asian="12pt" style:font-weight-asian="normal" style:font-size-complex="12pt" style:font-weight-complex="normal"/>
    </style:style>
    <style:style style:name="T114" style:family="text">
      <style:text-properties fo:color="#000000" officeooo:rsid="00c5c89f"/>
    </style:style>
    <style:style style:name="T115" style:family="text">
      <style:text-properties fo:color="#000000" officeooo:rsid="00cb5ef4"/>
    </style:style>
    <style:style style:name="T116" style:family="text">
      <style:text-properties fo:color="#000000" officeooo:rsid="00ce0999"/>
    </style:style>
    <style:style style:name="T117" style:family="text">
      <style:text-properties officeooo:rsid="005de75f"/>
    </style:style>
    <style:style style:name="T118" style:family="text">
      <style:text-properties fo:font-weight="normal" style:font-weight-asian="normal" style:font-weight-complex="normal"/>
    </style:style>
    <style:style style:name="T119" style:family="text">
      <style:text-properties fo:font-weight="normal" officeooo:rsid="009188d0" style:font-weight-asian="normal" style:font-weight-complex="normal"/>
    </style:style>
    <style:style style:name="T120" style:family="text">
      <style:text-properties fo:font-weight="normal" officeooo:rsid="00b7c169" style:font-weight-asian="normal" style:font-weight-complex="normal"/>
    </style:style>
    <style:style style:name="T121" style:family="text">
      <style:text-properties officeooo:rsid="008846d6"/>
    </style:style>
    <style:style style:name="T122" style:family="text">
      <style:text-properties style:font-name="Liberation Mono" officeooo:rsid="0088b2d7" style:font-name-asian="NSimSun1" style:font-name-complex="Liberation Mono"/>
    </style:style>
    <style:style style:name="T123" style:family="text">
      <style:text-properties style:font-name="Liberation Mono" fo:font-size="12pt" officeooo:rsid="00c7bece" style:font-name-asian="NSimSun1" style:font-size-asian="12pt" style:font-name-complex="Liberation Mono" style:font-size-complex="12pt"/>
    </style:style>
    <style:style style:name="T124" style:family="text">
      <style:text-properties style:font-name="Liberation Mono" fo:font-size="12pt" officeooo:rsid="00c89655" style:font-name-asian="NSimSun1" style:font-size-asian="12pt" style:font-name-complex="Liberation Mono" style:font-size-complex="12pt"/>
    </style:style>
    <style:style style:name="T125" style:family="text">
      <style:text-properties style:font-name="Liberation Mono" fo:font-size="12pt" officeooo:rsid="00c9277f" style:font-name-asian="NSimSun1" style:font-size-asian="12pt" style:font-name-complex="Liberation Mono" style:font-size-complex="12pt"/>
    </style:style>
    <style:style style:name="T126" style:family="text">
      <style:text-properties style:text-position="super 58%" style:font-name="Liberation Mono" officeooo:rsid="0088b2d7" style:font-name-asian="NSimSun1" style:font-name-complex="Liberation Mono"/>
    </style:style>
    <style:style style:name="T127" style:family="text">
      <style:text-properties officeooo:rsid="008948df"/>
    </style:style>
    <style:style style:name="T128" style:family="text">
      <style:text-properties officeooo:rsid="009188d0"/>
    </style:style>
    <style:style style:name="T129" style:family="text">
      <style:text-properties style:font-name="Liberation Sans" fo:font-size="16.1000003814697pt" fo:font-weight="bold" style:font-name-asian="Microsoft YaHei" style:font-size-asian="16.1000003814697pt" style:font-weight-asian="bold" style:font-name-complex="Arial" style:font-size-complex="16.1000003814697pt" style:font-weight-complex="bold"/>
    </style:style>
    <style:style style:name="T130" style:family="text">
      <style:text-properties style:font-name="Liberation Sans" fo:font-size="24pt" fo:font-weight="bold" officeooo:rsid="00d8c852" style:font-name-asian="Microsoft YaHei" style:font-size-asian="28pt" style:font-weight-asian="bold" style:font-name-complex="Arial" style:font-size-complex="28pt" style:font-weight-complex="bold"/>
    </style:style>
    <style:style style:name="T131" style:family="text">
      <style:text-properties fo:color="#127622"/>
    </style:style>
    <style:style style:name="T132" style:family="text">
      <style:text-properties fo:color="#55215b"/>
    </style:style>
    <style:style style:name="T133" style:family="text">
      <style:text-properties fo:color="#b85c00"/>
    </style:style>
    <style:style style:name="T134" style:family="text">
      <style:text-properties fo:color="#650953"/>
    </style:style>
    <style:style style:name="T135" style:family="text">
      <style:text-properties fo:color="#706e0c"/>
    </style:style>
    <style:style style:name="T136" style:family="text">
      <style:text-properties fo:color="#f10d0c"/>
    </style:style>
    <style:style style:name="T137" style:family="text">
      <style:text-properties officeooo:rsid="00a10044"/>
    </style:style>
    <style:style style:name="T138" style:family="text">
      <style:text-properties fo:font-style="italic" officeooo:rsid="00a10044" style:font-style-asian="italic" style:font-style-complex="italic"/>
    </style:style>
    <style:style style:name="T139" style:family="text">
      <style:text-properties officeooo:rsid="00a109f9"/>
    </style:style>
    <style:style style:name="T140" style:family="text">
      <style:text-properties officeooo:rsid="00a4ef10"/>
    </style:style>
    <style:style style:name="T141" style:family="text">
      <style:text-properties officeooo:rsid="00a75397"/>
    </style:style>
    <style:style style:name="T142" style:family="text">
      <style:text-properties officeooo:rsid="00acafdf"/>
    </style:style>
    <style:style style:name="T143" style:family="text">
      <style:text-properties officeooo:rsid="00b7c169"/>
    </style:style>
    <style:style style:name="T144" style:family="text">
      <style:text-properties officeooo:rsid="00bb3877"/>
    </style:style>
    <style:style style:name="T145" style:family="text">
      <style:text-properties officeooo:rsid="00bc6ced"/>
    </style:style>
    <style:style style:name="T146" style:family="text">
      <style:text-properties fo:font-size="12pt" style:font-size-asian="12pt" style:font-size-complex="12pt"/>
    </style:style>
    <style:style style:name="T147" style:family="text">
      <style:text-properties fo:font-size="12pt" officeooo:rsid="00c5c89f" style:font-size-asian="12pt" style:font-size-complex="12pt"/>
    </style:style>
    <style:style style:name="T148" style:family="text">
      <style:text-properties fo:font-size="12pt" officeooo:rsid="00c5cb97" style:font-size-asian="12pt" style:font-size-complex="12pt"/>
    </style:style>
    <style:style style:name="T149" style:family="text">
      <style:text-properties fo:font-size="12pt" officeooo:rsid="00a75397" style:font-size-asian="12pt" style:font-size-complex="12pt"/>
    </style:style>
    <style:style style:name="T150" style:family="text">
      <style:text-properties officeooo:rsid="00c39284"/>
    </style:style>
    <style:style style:name="T151" style:family="text">
      <style:text-properties officeooo:rsid="00c5c89f"/>
    </style:style>
    <style:style style:name="T152" style:family="text">
      <style:text-properties officeooo:rsid="00c5cb97"/>
    </style:style>
    <style:style style:name="T153" style:family="text">
      <style:text-properties officeooo:rsid="00c89655"/>
    </style:style>
    <style:style style:name="T154" style:family="text">
      <style:text-properties officeooo:rsid="00ce7b5a"/>
    </style:style>
    <style:style style:name="T155" style:family="text">
      <style:text-properties officeooo:rsid="00d8c852"/>
    </style:style>
    <style:style style:name="T156" style:family="text">
      <style:text-properties fo:font-size="9pt" officeooo:rsid="00d8c852"/>
    </style:style>
    <style:style style:name="T157" style:family="text">
      <style:text-properties officeooo:rsid="00deb60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30">O</text:span>ttimizzazione spaziale <text:span text:style-name="T1">dell’algoritmo di Held – Karp per la risoluzione esatta del problema del commesso viaggiatore asimmetrico</text:span></text:p>
      <text:p text:style-name="Subtitle">Michele Maione<text:note text:id="ftn0" text:note-class="footnote"><text:note-citation>1</text:note-citation><text:note-body><text:p text:style-name="Footnote">Michele Maione - 931468 - michele.maione@studenti.unimi.it, Ottimizzazione Combinatoria, A/A 2019-2020, Università degli Studi di Milano, via Celoria 18, Milano, Italia.</text:p></text:note-body></text:note></text:p>
      <text:h text:style-name="Heading_20_1" text:outline-level="1">Abstract</text:h>
      <text:p text:style-name="P1">Allora</text:p>
      <text:h text:style-name="Heading_20_1" text:outline-level="1">Introduzione</text:h>
      <text:p text:style-name="P1">Allora</text:p>
      <text:h text:style-name="Heading_20_1" text:outline-level="1">HK</text:h>
      <text:p text:style-name="P35">Algoritmo</text:p>
      <text:h text:style-name="Heading_20_2" text:outline-level="2">Ottimizzazione</text:h>
      <text:p text:style-name="P41">Ci sono due ottimizzazioni spaziali che possono essere fatte:</text:p>
      <text:list xml:id="list1220530023" text:style-name="L1">
        <text:list-item>
          <text:p text:style-name="P43"><text:span text:style-name="T137">Alla fine dell’elaborazione di una cardinalità </text:span><text:span text:style-name="T138">s</text:span><text:span text:style-name="T137">, si possono eliminare gli elementi della cardinalità </text:span><text:span text:style-name="T138">s – 2</text:span><text:span text:style-name="T137"> </text:span><text:span text:style-name="T144">(rigo 38);</text:span></text:p>
        </text:list-item>
        <text:list-item>
          <text:p text:style-name="P44"><text:span text:style-name="T139">Prima</text:span><text:span text:style-name="T137"> dell’elaborazione di un set, si possono eliminare gli elementi </text:span><text:span text:style-name="T139">appartenenti alla </text:span><text:span text:style-name="T137">cardinalità </text:span><text:span text:style-name="T138">s – 1</text:span><text:span text:style-name="T137">, </text:span><text:span text:style-name="T139">che hanno il primo elemento diverso dal primo elemento del set attuale </text:span><text:span text:style-name="T144">(rigo 27, 28, </text:span><text:span text:style-name="T145">35</text:span><text:span text:style-name="T144">)</text:span><text:span text:style-name="T139">.</text:span></text:p>
        </text:list-item>
      </text:list>
      <text:p text:style-name="P42">In questa tabella <text:span text:style-name="T154">di esempio</text:span> ho colorato i set che dipendono tra di loro. Resta il fatto che dipendono solo quelli della cardinalità precedente.</text:p>
      <table:table table:name="Table1" table:style-name="Table1" table:template-name="Default Style">
        <table:table-column table:style-name="Table1.A"/>
        <table:table-column table:style-name="Table1.B"/>
        <table:table-row>
          <table:table-cell table:style-name="Table1.A1" office:value-type="string">
            <text:p text:style-name="P39">Cardinalità</text:p>
          </table:table-cell>
          <table:table-cell table:style-name="Table1.B1" office:value-type="string">
            <text:p text:style-name="P40">Set</text:p>
          </table:table-cell>
        </table:table-row>
        <table:table-row table:style-name="Table1.2">
          <table:table-cell table:style-name="Table1.A2" office:value-type="string">
            <text:p text:style-name="P37">1</text:p>
          </table:table-cell>
          <table:table-cell table:style-name="Table1.B2" office:value-type="string">
            <text:p text:style-name="P36"><text:span text:style-name="T131">{1},</text:span> <text:span text:style-name="T134">{2}</text:span>, <text:span text:style-name="T133">{3}</text:span>, <text:span text:style-name="T135">{4}</text:span>, <text:span text:style-name="T136">{5}</text:span></text:p>
          </table:table-cell>
        </table:table-row>
        <table:table-row table:style-name="Table1.2">
          <table:table-cell table:style-name="Table1.A3" office:value-type="string">
            <text:p text:style-name="P37">2</text:p>
          </table:table-cell>
          <table:table-cell table:style-name="Table1.B3" office:value-type="string">
            <text:p text:style-name="P36"><text:span text:style-name="T131">{1,2}, {1,3}, {1,4}, {1,5},</text:span> <text:span text:style-name="T132">{2,3}, {2,4}, {2,5},</text:span> <text:span text:style-name="T133">{3,4}, {3,5}, </text:span><text:span text:style-name="T135">{4,5}</text:span></text:p>
          </table:table-cell>
        </table:table-row>
        <table:table-row table:style-name="Table1.2">
          <table:table-cell table:style-name="Table1.A2" office:value-type="string">
            <text:p text:style-name="P37">3</text:p>
          </table:table-cell>
          <table:table-cell table:style-name="Table1.B2" office:value-type="string">
            <text:p text:style-name="P36"><text:span text:style-name="T131">{1,2,3}, {1,2,4}, {1,2,5}, {1,3,4}, {1,3,5}, {1,4,5},</text:span> <text:span text:style-name="T132">{2,3,4}, {2,3,5}, {2,4,5},</text:span> <text:span text:style-name="T133">{3,4,5}</text:span></text:p>
          </table:table-cell>
        </table:table-row>
        <table:table-row table:style-name="Table1.2">
          <table:table-cell table:style-name="Table1.A3" office:value-type="string">
            <text:p text:style-name="P37">4</text:p>
          </table:table-cell>
          <table:table-cell table:style-name="Table1.B3" office:value-type="string">
            <text:p text:style-name="P36"><text:span text:style-name="T131">{1,2,3,4}, {1,2,3,5}, {1,2,4,5}, {1,3,4,5},</text:span> <text:span text:style-name="T134">{2,3,4,5}</text:span></text:p>
          </table:table-cell>
        </table:table-row>
        <table:table-row>
          <table:table-cell table:style-name="Table1.A2" office:value-type="string">
            <text:p text:style-name="P37">5</text:p>
          </table:table-cell>
          <table:table-cell table:style-name="Table1.B2" office:value-type="string">
            <text:p text:style-name="P38">{1,2,3,4,5}</text:p>
          </table:table-cell>
        </table:table-row>
      </table:table>
      <text:p text:style-name="Standard"/>
      <text:h text:style-name="P7" text:outline-level="3">Algoritmo</text:h>
      <text:p text:style-name="P12"><text:span text:style-name="T2">01</text:span><text:span text:style-name="T8"> <text:s/></text:span><text:span text:style-name="T67">info</text:span><text:span text:style-name="T118"> </text:span><text:span text:style-name="T117">= </text:span><text:span text:style-name="T9">record</text:span></text:p>
      <text:p text:style-name="P13">0<text:span text:style-name="T128">2</text:span><text:span text:style-name="T8"> <text:s text:c="3"/></text:span>cost<text:span text:style-name="T19">:</text:span><text:span text:style-name="T10"> </text:span><text:span text:style-name="T68">int</text:span></text:p>
      <text:p text:style-name="P13"><text:span text:style-name="T86">0</text:span><text:span text:style-name="T102">3</text:span><text:span text:style-name="T8"> <text:s text:c="3"/></text:span>π<text:span text:style-name="T19">:</text:span> <text:span text:style-name="T69">List</text:span><text:span text:style-name="T24">&lt;</text:span><text:span text:style-name="T68">int</text:span><text:span text:style-name="T24">&gt;</text:span></text:p>
      <text:p text:style-name="P14"><text:span text:style-name="T83">0</text:span><text:span text:style-name="T102">4</text:span><text:span text:style-name="T8"> <text:s/></text:span><text:span text:style-name="T9">end</text:span></text:p>
      <text:p text:style-name="P11">0<text:span text:style-name="T128">5</text:span></text:p>
      <text:p text:style-name="P15"><text:span text:style-name="T86">0</text:span><text:span text:style-name="T102">6</text:span><text:span text:style-name="T8"> <text:s/></text:span><text:span text:style-name="T121">M</text:span><text:span text:style-name="T142">emoryTree</text:span><text:span text:style-name="T19">: </text:span><text:span text:style-name="T77">RBTree</text:span><text:span text:style-name="T35">&lt;</text:span><text:span text:style-name="T77">int</text:span><text:span text:style-name="T35">, </text:span><text:span text:style-name="T77">RBTree</text:span><text:span text:style-name="T35">&lt;</text:span><text:span text:style-name="T77">int</text:span><text:span text:style-name="T35">, </text:span><text:span text:style-name="T67">info</text:span><text:span text:style-name="T35">&gt;&gt;</text:span></text:p>
      <text:p text:style-name="P10"><text:span text:style-name="T146">07</text:span><text:span text:style-name="T16"> <text:s/></text:span><text:span text:style-name="T124">Q</text:span><text:span text:style-name="T50">:</text:span><text:span text:style-name="T149"> </text:span><text:span text:style-name="T75">Queue</text:span><text:span text:style-name="T32">&lt;</text:span><text:span text:style-name="T73">M</text:span><text:span text:style-name="T74">emoryTree</text:span><text:span text:style-name="T33">&gt;</text:span></text:p>
      <text:p text:style-name="P27">0<text:span text:style-name="T143">8</text:span><text:span text:style-name="T8"> <text:s/></text:span><text:span text:style-name="T150">C</text:span><text:span text:style-name="T38">,</text:span><text:span text:style-name="T150"> P</text:span><text:span text:style-name="T47">:</text:span><text:span text:style-name="T141"> </text:span><text:span text:style-name="T70">M</text:span><text:span text:style-name="T71">emoryTree</text:span></text:p>
      <text:p text:style-name="P11">0<text:span text:style-name="T143">9</text:span></text:p>
      <text:p text:style-name="P28">10<text:span text:style-name="T8"> <text:s/></text:span><text:span text:style-name="T11">function</text:span><text:span text:style-name="T86"> </text:span><text:span text:style-name="T87">C</text:span><text:span text:style-name="T90">ode</text:span><text:span text:style-name="T26">(</text:span><text:span text:style-name="T70">Set</text:span><text:span text:style-name="T25">&lt;</text:span><text:span text:style-name="T72">int</text:span><text:span text:style-name="T24">&gt; </text:span>S<text:span text:style-name="T27">): </text:span><text:span text:style-name="T68">int</text:span></text:p>
      <text:p text:style-name="P16">11<text:span text:style-name="T8"> <text:s text:c="3"/></text:span><text:span text:style-name="T4">for</text:span><text:span text:style-name="T83"> </text:span><text:span text:style-name="T101">e</text:span><text:span text:style-name="T83"> </text:span><text:span text:style-name="T4">in</text:span><text:span text:style-name="T83"> </text:span>S<text:span text:style-name="T19">:</text:span></text:p>
      <text:p text:style-name="P17"><text:span text:style-name="T87">1</text:span><text:span text:style-name="T88">2</text:span><text:span text:style-name="T8"> <text:s text:c="5"/></text:span><text:span text:style-name="T122">code = code + 2</text:span><text:span text:style-name="T126">e</text:span></text:p>
      <text:p text:style-name="P18"><text:span text:style-name="T128">1</text:span><text:span text:style-name="T151">3</text:span><text:span text:style-name="T8"> <text:s text:c="3"/></text:span><text:span text:style-name="T12">return</text:span><text:span text:style-name="T11"> </text:span><text:span text:style-name="T127">code</text:span></text:p>
      <text:p text:style-name="P19"><text:span text:style-name="T89">1</text:span><text:span text:style-name="T90">4</text:span><text:span text:style-name="T8"> <text:s/></text:span><text:span text:style-name="T11">end</text:span></text:p>
      <text:p text:style-name="P11">1<text:span text:style-name="T151">5</text:span></text:p>
      <text:p text:style-name="P20">1<text:span text:style-name="T151">6</text:span><text:span text:style-name="T8"> <text:s/></text:span><text:span text:style-name="T13">procedure</text:span><text:span text:style-name="T86"> TSP</text:span></text:p>
      <text:p text:style-name="P31"><text:span text:style-name="T146">1</text:span><text:span text:style-name="T147">7</text:span><text:span text:style-name="T146"> <text:s text:c="3"/></text:span><text:span text:style-name="T125">C</text:span><text:span text:style-name="T146"> </text:span><text:span text:style-name="T48">= </text:span><text:span text:style-name="T107">Q</text:span><text:span text:style-name="T49">.</text:span><text:span text:style-name="T106">enqueue</text:span><text:span text:style-name="T29">(</text:span><text:span text:style-name="T17">new</text:span><text:span text:style-name="T93"> </text:span><text:span text:style-name="T73">M</text:span><text:span text:style-name="T74">emoryTree</text:span><text:span text:style-name="T29">(</text:span><text:span text:style-name="T30">))</text:span></text:p>
      <text:p text:style-name="P21"><text:span text:style-name="T104">1</text:span><text:span text:style-name="T114">8</text:span></text:p>
      <text:p text:style-name="P16"><text:span text:style-name="T151">19</text:span><text:span text:style-name="T8"> <text:s text:c="3"/></text:span><text:span text:style-name="T4">for</text:span><text:span text:style-name="T83"> k </text:span><text:span text:style-name="T19">=</text:span><text:span text:style-name="T83"> </text:span><text:span text:style-name="T60">2</text:span><text:span text:style-name="T83"> </text:span><text:span text:style-name="T5">to</text:span><text:span text:style-name="T83"> n</text:span><text:span text:style-name="T19">:</text:span></text:p>
      <text:p text:style-name="P22">2<text:span text:style-name="T151">0</text:span><text:span text:style-name="T8"> <text:s text:c="5"/></text:span><text:span text:style-name="T83">C</text:span><text:span text:style-name="T39">(</text:span><text:span text:style-name="T66">{</text:span><text:span text:style-name="T83">k</text:span><text:span text:style-name="T66">}</text:span><text:span text:style-name="T38">, </text:span><text:span text:style-name="T83">k</text:span><text:span text:style-name="T39">)</text:span><text:span text:style-name="T83"> </text:span><text:span text:style-name="T19">=</text:span><text:span text:style-name="T83"> d</text:span><text:span text:style-name="T84">1</text:span><text:span text:style-name="T20">,</text:span><text:span text:style-name="T84">k</text:span></text:p>
      <text:p text:style-name="P23">2<text:span text:style-name="T151">1</text:span></text:p>
      <text:p text:style-name="P22">2<text:span text:style-name="T152">2</text:span><text:span text:style-name="T8"> <text:s text:c="3"/></text:span><text:span text:style-name="T4">for</text:span><text:span text:style-name="T83"> s </text:span><text:span text:style-name="T19">=</text:span><text:span text:style-name="T83"> </text:span><text:span text:style-name="T57">2</text:span><text:span text:style-name="T83"> </text:span><text:span text:style-name="T5">to</text:span><text:span text:style-name="T83"> n –</text:span><text:span text:style-name="T64"> </text:span><text:span text:style-name="T59">1</text:span></text:p>
      <text:p text:style-name="P32"><text:span text:style-name="T146">2</text:span><text:span text:style-name="T148">3</text:span><text:span text:style-name="T16"> <text:s text:c="5"/></text:span><text:span text:style-name="T123">P</text:span><text:span text:style-name="T146"> = </text:span><text:span text:style-name="T123">C</text:span></text:p>
      <text:p text:style-name="P33"><text:span text:style-name="T146">24</text:span><text:span text:style-name="T16"> <text:s text:c="5"/></text:span><text:span text:style-name="T94">C</text:span><text:span text:style-name="T106"> </text:span><text:span text:style-name="T50">= </text:span><text:span text:style-name="T107">Q</text:span><text:span text:style-name="T49">.</text:span><text:span text:style-name="T106">enqueue</text:span><text:span text:style-name="T31">(</text:span><text:span text:style-name="T17">new</text:span><text:span text:style-name="T93"> </text:span><text:span text:style-name="T73">M</text:span><text:span text:style-name="T74">emoryTree</text:span><text:span text:style-name="T29">(</text:span><text:span text:style-name="T31">))</text:span></text:p>
      <text:p text:style-name="P8">25</text:p>
      <text:p text:style-name="P25">26<text:span text:style-name="T8"> <text:s text:c="5"/></text:span><text:span text:style-name="T4">for</text:span><text:span text:style-name="T83"> S </text:span><text:span text:style-name="T4">in</text:span><text:span text:style-name="T83"> </text:span><text:span text:style-name="T66">{</text:span><text:span text:style-name="T61">2</text:span><text:span text:style-name="T19">,</text:span><text:span text:style-name="T83"> </text:span><text:span text:style-name="T19">...</text:span><text:span text:style-name="T83"> </text:span><text:span text:style-name="T19">,</text:span><text:span text:style-name="T83"> </text:span><text:span text:style-name="T105">n</text:span><text:span text:style-name="T66">} </text:span><text:span text:style-name="T7">and </text:span><text:span text:style-name="T78">|</text:span><text:span text:style-name="T100">S</text:span><text:span text:style-name="T78">| </text:span><text:span text:style-name="T42">=</text:span><text:span text:style-name="T98"> s</text:span></text:p>
      <text:p text:style-name="P26"><text:span text:style-name="T91">2</text:span><text:span text:style-name="T92">7</text:span><text:span text:style-name="T14"> <text:s text:c="7"/></text:span><text:span text:style-name="T15">if</text:span><text:span text:style-name="T98"> </text:span><text:span text:style-name="T99">i</text:span><text:span text:style-name="T98"> </text:span><text:span text:style-name="T46">≠</text:span><text:span text:style-name="T98"> </text:span>S<text:span text:style-name="T43">[</text:span><text:span text:style-name="T62">0</text:span><text:span text:style-name="T43">]:</text:span></text:p>
      <text:p text:style-name="P34"><text:span text:style-name="T108">2</text:span><text:span text:style-name="T109">8</text:span><text:span text:style-name="T18"> <text:s text:c="9"/></text:span><text:span text:style-name="T95">P</text:span><text:span text:style-name="T51">.</text:span><text:span text:style-name="T110">delete</text:span><text:span text:style-name="T52">(</text:span><text:span text:style-name="T113">Code</text:span><text:span text:style-name="T52">(</text:span><text:span text:style-name="T79">{</text:span><text:span text:style-name="T111">S</text:span><text:span text:style-name="T53">[</text:span><text:span text:style-name="T63">0</text:span><text:span text:style-name="T53">]</text:span><text:span text:style-name="T54">,</text:span><text:span text:style-name="T112"> </text:span><text:span text:style-name="T54">...</text:span><text:span text:style-name="T112"> </text:span><text:span text:style-name="T54">,</text:span><text:span text:style-name="T112"> n</text:span><text:span text:style-name="T79">}</text:span><text:span text:style-name="T52">)</text:span><text:span text:style-name="T55">)</text:span></text:p>
      <text:p text:style-name="P9"><text:span text:style-name="T119">2</text:span><text:span text:style-name="T120">9</text:span></text:p>
      <text:p text:style-name="P22">30<text:span text:style-name="T8"> <text:s text:c="7"/></text:span><text:span text:style-name="T4">for</text:span><text:span text:style-name="T83"> k </text:span><text:span text:style-name="T4">in</text:span><text:span text:style-name="T83"> S</text:span></text:p>
      <text:p text:style-name="P29">31<text:span text:style-name="T8"> <text:s text:c="9"/></text:span><text:span text:style-name="T83">C</text:span><text:span text:style-name="T56">[</text:span><text:span text:style-name="T83">S</text:span><text:span text:style-name="T36">, </text:span><text:span text:style-name="T83">k</text:span><text:span text:style-name="T43">]</text:span><text:span text:style-name="T40">.</text:span><text:span text:style-name="T96">cost</text:span><text:span text:style-name="T97"> </text:span><text:span text:style-name="T23">=</text:span><text:span text:style-name="T96"> </text:span><text:span text:style-name="T81">min</text:span><text:span text:style-name="T85">m≠k</text:span><text:span text:style-name="T21">,</text:span><text:span text:style-name="T85">m∈S</text:span><text:span text:style-name="T37">(</text:span><text:span text:style-name="T116">P</text:span><text:span text:style-name="T56">[</text:span><text:span text:style-name="T115">Code</text:span><text:span text:style-name="T41">(</text:span><text:span text:style-name="T96">S\</text:span><text:span text:style-name="T76">{</text:span><text:span text:style-name="T96">k</text:span><text:span text:style-name="T76">}</text:span><text:span text:style-name="T56">)][</text:span><text:span text:style-name="T96">m</text:span><text:span text:style-name="T43">]</text:span><text:span text:style-name="T22">.</text:span><text:span text:style-name="T96">cost </text:span><text:span text:style-name="T65">+</text:span><text:span text:style-name="T96"> d</text:span><text:span text:style-name="T85">m</text:span><text:span text:style-name="T21">,</text:span><text:span text:style-name="T85">k</text:span><text:span text:style-name="T37">)</text:span></text:p>
      <text:p text:style-name="P29">32<text:span text:style-name="T8"> <text:s text:c="9"/></text:span><text:span text:style-name="T96">C</text:span><text:span text:style-name="T56">[</text:span><text:span text:style-name="T96">S</text:span><text:span text:style-name="T36">, </text:span><text:span text:style-name="T96">k</text:span><text:span text:style-name="T43">]</text:span><text:span text:style-name="T22">.</text:span><text:span text:style-name="T96">π</text:span><text:span text:style-name="T97"> </text:span><text:span text:style-name="T23">=</text:span><text:span text:style-name="T96"> </text:span><text:span text:style-name="T116">P</text:span><text:span text:style-name="T56">[</text:span><text:span text:style-name="T115">Code</text:span><text:span text:style-name="T41">(</text:span><text:span text:style-name="T96">S\</text:span><text:span text:style-name="T76">{</text:span><text:span text:style-name="T96">k</text:span><text:span text:style-name="T76">}</text:span><text:span text:style-name="T56">)][</text:span><text:span text:style-name="T96">m</text:span><text:span text:style-name="T56">]</text:span><text:span text:style-name="T22">.</text:span><text:span text:style-name="T96">π</text:span><text:span text:style-name="T34"> </text:span><text:span text:style-name="T65">+ </text:span><text:span text:style-name="T96">m</text:span></text:p>
      <text:p text:style-name="P22">33<text:span text:style-name="T8"> <text:s text:c="7"/></text:span><text:span text:style-name="T6">end</text:span></text:p>
      <text:p text:style-name="P23">34</text:p>
      <text:p text:style-name="P26">35<text:span text:style-name="T8"> <text:s text:c="7"/></text:span><text:span text:style-name="T140">i</text:span><text:span text:style-name="T103"> </text:span><text:span text:style-name="T45">=</text:span><text:span text:style-name="T103"> </text:span>S<text:span text:style-name="T43">[</text:span><text:span text:style-name="T62">0</text:span><text:span text:style-name="T43">]</text:span></text:p>
      <text:p text:style-name="P22">36<text:span text:style-name="T8"> <text:s text:c="5"/></text:span><text:span text:style-name="T6">end</text:span></text:p>
      <text:p text:style-name="P23">37</text:p>
      <text:p text:style-name="P24"><text:span text:style-name="T143">38</text:span> <text:s text:c="5"/><text:span text:style-name="T153">Q</text:span><text:span text:style-name="T22">.</text:span>dequeue<text:span text:style-name="T26">(</text:span><text:span text:style-name="T28">)</text:span></text:p>
      <text:p text:style-name="P22">39<text:span text:style-name="T8"> <text:s text:c="3"/></text:span><text:span text:style-name="T6">end</text:span></text:p>
      <text:p text:style-name="P23">40</text:p>
      <text:p text:style-name="P30">41<text:span text:style-name="T8"> <text:s text:c="3"/></text:span><text:span text:style-name="T82">opt</text:span><text:span text:style-name="T80"> </text:span><text:span text:style-name="T19">= </text:span><text:span text:style-name="T80">min</text:span><text:span text:style-name="T84">k≠</text:span><text:span text:style-name="T58">1</text:span><text:span text:style-name="T37">(</text:span><text:span text:style-name="T83">C</text:span><text:span text:style-name="T56">[</text:span><text:span text:style-name="T115">Code</text:span><text:span text:style-name="T41">(</text:span><text:span text:style-name="T66">{</text:span><text:span text:style-name="T59">1</text:span><text:span text:style-name="T19">,</text:span><text:span text:style-name="T83"> </text:span><text:span text:style-name="T19">...</text:span><text:span text:style-name="T83"> </text:span><text:span text:style-name="T19">,</text:span><text:span text:style-name="T83"> n</text:span><text:span text:style-name="T66">}</text:span><text:span text:style-name="T44">)]</text:span><text:span text:style-name="T56">[</text:span><text:span text:style-name="T83">k</text:span><text:span text:style-name="T43">]</text:span><text:span text:style-name="T83"> </text:span><text:span text:style-name="T64">+</text:span><text:span text:style-name="T83"> d</text:span><text:span text:style-name="T84">k</text:span><text:span text:style-name="T20">,</text:span><text:span text:style-name="T58">1</text:span><text:span text:style-name="T37">)</text:span></text:p>
      <text:p text:style-name="P22">42<text:span text:style-name="T8"> <text:s/></text:span><text:span text:style-name="T6">end</text:span></text:p>
      <text:h text:style-name="Heading_20_1" text:outline-level="1">Risultati <text:span text:style-name="T157">ottenuti</text:span></text:h>
      <text:p text:style-name="P1">Ciao</text:p>
      <text:h text:style-name="P6" text:outline-level="1">Commenti conclusivi</text:h>
      <text:p text:style-name="P1">Ciao</text:p>
      <text:h text:style-name="Heading_20_1" text:outline-level="1"><text:span text:style-name="T157">Riferimenti b</text:span>ibliografi<text:span text:style-name="T157">ci</text:span></text:h>
      <text:p text:style-name="P3">Held, M. and Karp, R.M., 19<text:span text:style-name="T3">62</text:span>. A dynamic programming approach to sequencing problems. Journal for the Society for Industrial and Applied Mathematics, 1:10.</text:p>
      <text:p text:style-name="P2"><text:soft-page-break/></text:p>
      <text:p text:style-name="P2">Held, M. and Karp, R.M., 1970. The Traveling Salesman Problem and Minimum Spanning Trees. Operations Research, 18, 1138-1162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/>
      <style:text-properties officeooo:rsid="0022374d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justify" fo:text-align-last="justify" style:justify-single-word="false"/>
      <style:text-properties fo:font-size="17.8999996185303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Table2" style:family="table">
      <style:table-properties style:width="20.003cm" table:align="margins" style:may-break-between-rows="false"/>
    </style:style>
    <style:style style:name="Table2.A" style:family="table-column">
      <style:table-column-properties style:column-width="19.399cm" style:rel-column-width="10998*"/>
    </style:style>
    <style:style style:name="Table2.B" style:family="table-column">
      <style:table-column-properties style:column-width="0.603cm" style:rel-column-width="342*"/>
    </style:style>
    <style:style style:name="Table2.A1" style:family="table-cell">
      <style:table-cell-properties style:writing-mode="page"/>
    </style:style>
    <style:style style:name="MP1" style:family="paragraph" style:parent-style-name="Header">
      <style:text-properties fo:font-size="9pt" officeooo:paragraph-rsid="00da96db"/>
    </style:style>
    <style:style style:name="MP2" style:family="paragraph" style:parent-style-name="Header">
      <style:paragraph-properties fo:text-align="end" style:justify-single-word="false"/>
      <style:text-properties fo:font-size="9pt" officeooo:paragraph-rsid="00da96db"/>
    </style:style>
    <style:style style:name="MT1" style:family="text">
      <style:text-properties officeooo:rsid="00d8c852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<text:span text:style-name="MT1">O</text:span>ttimizzazione spaziale dell’algoritmo di Held – Karp per la risoluzione esatta del problema del commesso viaggiatore asimmetrico, M. Maione</text:p>
            </table:table-cell>
            <table:table-cell table:style-name="Table2.A1" office:value-type="string">
              <text:p text:style-name="MP2"><text:page-number text:select-page="current">3</text:page-number></text:p>
            </table:table-cell>
          </table:table-row>
        </table:table>
        <text:p text:style-name="Header"/>
      </style:header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5T11:55:54.468000000</meta:creation-date>
    <dc:date>2020-05-15T17:41:18.712000000</dc:date>
    <meta:editing-duration>PT4H41M30S</meta:editing-duration>
    <meta:editing-cycles>182</meta:editing-cycles>
    <meta:generator>LibreOffice/6.4.3.2$Windows_X86_64 LibreOffice_project/747b5d0ebf89f41c860ec2a39efd7cb15b54f2d8</meta:generator>
    <meta:document-statistic meta:table-count="2" meta:image-count="0" meta:object-count="0" meta:page-count="3" meta:paragraph-count="78" meta:word-count="392" meta:character-count="2464" meta:non-whitespace-character-count="2021"/>
  </office:meta>
</office:document-meta>
</file>